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weight="bold" officeooo:paragraph-rsid="000f7419" style:font-weight-asian="bold" style:font-weight-complex="bold"/>
    </style:style>
    <style:style style:name="P3" style:family="paragraph" style:parent-style-name="Standard">
      <style:text-properties style:font-name="Courier New" officeooo:rsid="000f7419" officeooo:paragraph-rsid="000f7419"/>
    </style:style>
    <style:style style:name="P4" style:family="paragraph" style:parent-style-name="Standard">
      <style:paragraph-properties fo:break-before="page"/>
      <style:text-properties style:font-name="Courier New" officeooo:rsid="000f7419" officeooo:paragraph-rsid="000f7419"/>
    </style:style>
    <style:style style:name="P5" style:family="paragraph" style:parent-style-name="Standard">
      <style:text-properties fo:color="#81d41a" loext:opacity="100%" style:font-name="Courier New" fo:font-weight="bold" style:font-weight-asian="bold" style:font-weight-complex="bold"/>
    </style:style>
    <style:style style:name="T1" style:family="text">
      <style:text-properties officeooo:rsid="000f7419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fo:font-weight="bold" officeooo:rsid="000f7419" style:font-weight-asian="bold" style:font-weight-complex="bold"/>
    </style:style>
    <style:style style:name="T5" style:family="text">
      <style:text-properties fo:color="#81d41a" loext:opacity="100%"/>
    </style:style>
    <style:style style:name="T6" style:family="text">
      <style:text-properties fo:color="#81d41a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1</text:p>
      <text:p text:style-name="P3">CORRETTO</text:p>
      <text:p text:style-name="P3"/>
      <text:p text:style-name="P4">ES2</text:p>
      <text:p text:style-name="P1">import java.util.Random;</text:p>
      <text:p text:style-name="P1">import java.util.Scanner;</text:p>
      <text:p text:style-name="P1">public class MainUomo</text:p>
      <text:p text:style-name="P1">{</text:p>
      <text:p text:style-name="P1"><text:tab/>public static void main(String args[])</text:p>
      <text:p text:style-name="P1"><text:tab/>{</text:p>
      <text:p text:style-name="P1"><text:tab/><text:tab/>Scanner input = new Scanner(System.in);</text:p>
      <text:p text:style-name="P1"><text:tab/><text:tab/>Random random = new Random();</text:p>
      <text:p text:style-name="P1"><text:tab/><text:tab/></text:p>
      <text:p text:style-name="P1"><text:tab/><text:tab/>String dummyNome;</text:p>
      <text:p text:style-name="P1"><text:tab/><text:tab/>String dummyCognome;</text:p>
      <text:p text:style-name="P1"><text:tab/><text:tab/>String dummyCodiceFiscale;</text:p>
      <text:p text:style-name="P1"><text:tab/><text:tab/>String dummySesso;</text:p>
      <text:p text:style-name="P1"><text:tab/><text:tab/>String dummyCitta;<text:tab/></text:p>
      <text:p text:style-name="P1"><text:tab/><text:tab/></text:p>
      <text:p text:style-name="P1"><text:tab/><text:tab/>// input dati per la classe Uomo</text:p>
      <text:p text:style-name="P1"><text:tab/><text:tab/>System.out.print("Nome: ");</text:p>
      <text:p text:style-name="P1"><text:tab/><text:tab/>dummyNome = input.nextLine();</text:p>
      <text:p text:style-name="P1"><text:tab/><text:tab/>System.out.print("Cognome: ");</text:p>
      <text:p text:style-name="P1"><text:tab/><text:tab/>dummyCognome = input.nextLine();</text:p>
      <text:p text:style-name="P1"><text:tab/><text:tab/>do{</text:p>
      <text:p text:style-name="P1"><text:tab/><text:tab/><text:tab/>System.out.print("Codice Fiscale: ");</text:p>
      <text:p text:style-name="P1"><text:tab/><text:tab/><text:tab/>dummyCodiceFiscale = input.nextLine();</text:p>
      <text:p text:style-name="P1"><text:tab/><text:tab/>}while(!Uomo.validateCodiceFiscale(dummyCodiceFiscale));</text:p>
      <text:p text:style-name="P1"><text:tab/><text:tab/>System.out.print("Sesso (M)aschio/(F)emmina: ");</text:p>
      <text:p text:style-name="P1"><text:tab/><text:tab/>dummySesso = input.nextLine();</text:p>
      <text:p text:style-name="P1"><text:tab/><text:tab/>System.out.print("Citta: ");</text:p>
      <text:p text:style-name="P1"><text:tab/><text:tab/>dummyCitta = input.nextLine();</text:p>
      <text:p text:style-name="P1"><text:tab/><text:tab/>Uomo u = new Uomo(dummyNome,dummyCognome,dummyCodiceFiscale,dummySesso.charAt(0),dummyCitta);</text:p>
      <text:p text:style-name="P1"><text:tab/><text:tab/></text:p>
      <text:p text:style-name="P1"><text:tab/><text:tab/>// visualizzo l'eta</text:p>
      <text:p text:style-name="P1"><text:tab/><text:tab/>System.out.println("Anno di nascita: " + u.annoNascita());</text:p>
      <text:p text:style-name="P1"><text:tab/><text:tab/></text:p>
      <text:p text:style-name="P1"><text:tab/><text:tab/>int DIM = <text:span text:style-name="T1">10</text:span>;</text:p>
      <text:p text:style-name="P1"><text:tab/><text:tab/>Stagista[] s = new Stagista[DIM];</text:p>
      <text:p text:style-name="P1"/>
      <text:p text:style-name="P1"><text:tab/><text:tab/>// input per riempire l'array di Stagisti</text:p>
      <text:p text:style-name="P1"><text:tab/><text:tab/>for(int i = 0; i &lt; DIM; i++)</text:p>
      <text:p text:style-name="P1"><text:tab/><text:tab/>{</text:p>
      <text:p text:style-name="P1"><text:tab/><text:tab/><text:tab/>System.out.println("Stagista " + (i+1) + ": "); </text:p>
      <text:p text:style-name="P1"><text:tab/><text:tab/><text:tab/>System.out.print("Nome: ");</text:p>
      <text:p text:style-name="P1"><text:tab/><text:tab/><text:tab/>dummyNome = input.nextLine();</text:p>
      <text:p text:style-name="P1"><text:tab/><text:tab/><text:tab/>System.out.print("Cognome: ");</text:p>
      <text:p text:style-name="P1"><text:tab/><text:tab/><text:tab/>dummyCognome = input.nextLine();</text:p>
      <text:p text:style-name="P1"><text:tab/><text:tab/><text:tab/>do{</text:p>
      <text:p text:style-name="P1"><text:tab/><text:tab/><text:tab/><text:tab/>System.out.print("Codice Fiscale: ");</text:p>
      <text:p text:style-name="P1"><text:soft-page-break/><text:tab/><text:tab/><text:tab/><text:tab/>dummyCodiceFiscale = input.nextLine();</text:p>
      <text:p text:style-name="P1"><text:tab/><text:tab/><text:tab/>}while(!Uomo.validateCodiceFiscale(dummyCodiceFiscale));</text:p>
      <text:p text:style-name="P1"><text:tab/><text:tab/><text:tab/>System.out.print("Sesso (M)aschio/(F)emmina: ");</text:p>
      <text:p text:style-name="P1"><text:tab/><text:tab/><text:tab/>dummySesso = input.nextLine();</text:p>
      <text:p text:style-name="P1"><text:tab/><text:tab/><text:tab/>System.out.print("Citta: ");</text:p>
      <text:p text:style-name="P1"><text:tab/><text:tab/><text:tab/>dummyCitta = input.nextLine();</text:p>
      <text:p text:style-name="P1"><text:tab/><text:tab/><text:tab/>s[i] = new Stagista(dummyNome,dummyCognome,dummyCodiceFiscale,dummySesso.charAt(0),dummyCitta,random.nextInt(41)+10,i+1);</text:p>
      <text:p text:style-name="P1"><text:tab/><text:tab/>}</text:p>
      <text:p text:style-name="P1"><text:tab/><text:tab/></text:p>
      <text:p text:style-name="P1"><text:tab/><text:tab/></text:p>
      <text:p text:style-name="P1"><text:tab/><text:tab/>for(int i = 0; i &lt; 10; i++)</text:p>
      <text:p text:style-name="P1"><text:tab/><text:tab/>{</text:p>
      <text:p text:style-name="P1"><text:tab/><text:tab/><text:tab/>s[i].stampa();</text:p>
      <text:p text:style-name="P1"><text:tab/><text:tab/>}</text:p>
      <text:p text:style-name="P1"><text:tab/><text:tab/></text:p>
      <text:p text:style-name="P1"><text:tab/><text:tab/></text:p>
      <text:p text:style-name="P1"><text:tab/><text:tab/>System.out.println("Piu giovane: ");</text:p>
      <text:p text:style-name="P1"><text:tab/><text:tab/>s[getGiovane(s,DIM)].stampa();</text:p>
      <text:p text:style-name="P1"><text:tab/><text:tab/></text:p>
      <text:p text:style-name="P1"><text:tab/><text:tab/>System.out.println("Citta piu popolare: " + getCittaPreferita(s,DIM));</text:p>
      <text:p text:style-name="P1"><text:tab/>}</text:p>
      <text:p text:style-name="P1"><text:tab/>static int getGiovane(Stagista[] s,int DIM)</text:p>
      <text:p text:style-name="P1"><text:tab/>{</text:p>
      <text:p text:style-name="P1"><text:tab/><text:tab/>int min = s[0].annoNascita();</text:p>
      <text:p text:style-name="P1"><text:tab/><text:tab/>int iMin = 0; </text:p>
      <text:p text:style-name="P1"><text:tab/><text:tab/>for(int i = 1; i &lt; DIM; i++)</text:p>
      <text:p text:style-name="P1"><text:tab/><text:tab/>{</text:p>
      <text:p text:style-name="P1"><text:tab/><text:tab/><text:tab/>if(s[i].annoNascita() &lt; min)</text:p>
      <text:p text:style-name="P1"><text:tab/><text:tab/><text:tab/>{</text:p>
      <text:p text:style-name="P1"><text:tab/><text:tab/><text:tab/><text:tab/>min = s[i].annoNascita();</text:p>
      <text:p text:style-name="P1"><text:tab/><text:tab/><text:tab/><text:tab/>iMin = i;</text:p>
      <text:p text:style-name="P1"><text:tab/><text:tab/><text:tab/>}</text:p>
      <text:p text:style-name="P1"><text:tab/><text:tab/>}</text:p>
      <text:p text:style-name="P1"><text:tab/><text:tab/>return iMin;</text:p>
      <text:p text:style-name="P1"><text:tab/>}</text:p>
      <text:p text:style-name="P1"><text:tab/>static String getCittaPreferita(Stagista[] s, int DIM)</text:p>
      <text:p text:style-name="P1"><text:tab/>{</text:p>
      <text:p text:style-name="P1"><text:tab/><text:tab/>String[] citta = new String[DIM];</text:p>
      <text:p text:style-name="P1"><text:tab/><text:tab/>int[] nCitta = new int[DIM];</text:p>
      <text:p text:style-name="P1"><text:tab/><text:tab/></text:p>
      <text:p text:style-name="P1"><text:tab/><text:tab/>int maxIndex = 1;</text:p>
      <text:p text:style-name="P1"><text:tab/><text:tab/></text:p>
      <text:p text:style-name="P1"><text:tab/><text:tab/></text:p>
      <text:p text:style-name="P1"><text:tab/><text:tab/>for(int i = 0; i &lt; DIM; i++)</text:p>
      <text:p text:style-name="P1"><text:tab/><text:tab/>{</text:p>
      <text:p text:style-name="P1"><text:soft-page-break/><text:tab/><text:tab/><text:tab/>citta[i] = s[i].getCitta();</text:p>
      <text:p text:style-name="P1"><text:tab/><text:tab/><text:tab/>nCitta[i] = 1;</text:p>
      <text:p text:style-name="P1"><text:tab/><text:tab/>}</text:p>
      <text:p text:style-name="P1"><text:tab/><text:tab/></text:p>
      <text:p text:style-name="P1"><text:tab/><text:tab/>for(int i = 0; i &lt; DIM-1; i++)</text:p>
      <text:p text:style-name="P1"><text:tab/><text:tab/>{</text:p>
      <text:p text:style-name="P1"><text:tab/><text:tab/><text:tab/>for(int j = i + 1; j &lt; DIM; j++)</text:p>
      <text:p text:style-name="P1"><text:tab/><text:tab/><text:tab/>{</text:p>
      <text:p text:style-name="P1"><text:span text:style-name="T7"><text:tab/><text:tab/><text:tab/><text:tab/></text:span><text:span text:style-name="T3">//if(citta[i]</text:span><text:span text:style-name="T4">==</text:span><text:span text:style-name="T3">citta[j])</text:span></text:p>
      <text:p text:style-name="P2"><text:span text:style-name="T2"><text:tab/><text:tab/><text:tab/><text:tab/></text:span><text:span text:style-name="T5">if(citta[i].equals(citta[j]))</text:span></text:p>
      <text:p text:style-name="P1"><text:tab/><text:tab/><text:tab/><text:tab/>{</text:p>
      <text:p text:style-name="P1"><text:tab/><text:tab/><text:tab/><text:tab/><text:tab/>citta[j] = "";</text:p>
      <text:p text:style-name="P1"><text:tab/><text:tab/><text:tab/><text:tab/><text:tab/>nCitta[i]++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5"><text:tab/><text:tab/>// <text:span text:style-name="T1">Sorting</text:span></text:p>
      <text:p text:style-name="P1"><text:tab/><text:tab/><text:span text:style-name="T6">for(int i = 0; i &lt; DIM - 1; i++)</text:span></text:p>
      <text:p text:style-name="P5"><text:tab/><text:tab/>{</text:p>
      <text:p text:style-name="P5"><text:tab/><text:tab/><text:tab/>for(int j = i + 1; j &lt; DIM; j++) {</text:p>
      <text:p text:style-name="P5"><text:tab/><text:tab/><text:tab/><text:tab/>if (nCitta[i] &lt; nCitta[j]) {</text:p>
      <text:p text:style-name="P5"><text:tab/><text:tab/><text:tab/><text:tab/><text:tab/>int temp = nCitta[i];</text:p>
      <text:p text:style-name="P5"><text:tab/><text:tab/><text:tab/><text:tab/><text:tab/>nCitta[i] = nCitta[j];</text:p>
      <text:p text:style-name="P5"><text:tab/><text:tab/><text:tab/><text:tab/><text:tab/>nCitta[j] = temp;</text:p>
      <text:p text:style-name="P5"/>
      <text:p text:style-name="P5"><text:tab/><text:tab/><text:tab/><text:tab/><text:tab/>String temp2 = citta[i];</text:p>
      <text:p text:style-name="P5"><text:tab/><text:tab/><text:tab/><text:tab/><text:tab/>citta[i] = citta[j];</text:p>
      <text:p text:style-name="P5"><text:tab/><text:tab/><text:tab/><text:tab/><text:tab/>citta[j] = temp2;</text:p>
      <text:p text:style-name="P5"><text:tab/><text:tab/><text:tab/><text:tab/>}</text:p>
      <text:p text:style-name="P5"><text:tab/><text:tab/><text:tab/>}</text:p>
      <text:p text:style-name="P5"><text:tab/><text:tab/>}</text:p>
      <text:p text:style-name="P1"><text:tab/><text:tab/>for(int i = 0; i &lt; DIM; i++)</text:p>
      <text:p text:style-name="P1"><text:tab/><text:tab/>{</text:p>
      <text:p text:style-name="P1"><text:tab/><text:tab/><text:tab/>if(citta[i]!="")</text:p>
      <text:p text:style-name="P1"><text:tab/><text:tab/><text:tab/>{</text:p>
      <text:p text:style-name="P1"><text:tab/><text:tab/><text:tab/><text:tab/>System.out.println(citta[i] + " " + nCitta[i]);</text:p>
      <text:p text:style-name="P1"><text:tab/><text:tab/><text:tab/>}</text:p>
      <text:p text:style-name="P1"><text:tab/><text:tab/>}</text:p>
      <text:p text:style-name="P1"><text:tab/><text:tab/></text:p>
      <text:p text:style-name="P1"><text:tab/><text:tab/>int max = nCitta[0];</text:p>
      <text:p text:style-name="P1"><text:tab/><text:tab/>int iMax = 0;</text:p>
      <text:p text:style-name="P1"><text:tab/><text:tab/>for(int i = 0; i &lt; DIM; i++)</text:p>
      <text:p text:style-name="P1"><text:tab/><text:tab/>{</text:p>
      <text:p text:style-name="P1"><text:tab/><text:tab/><text:tab/>if(nCitta[i]&gt;max)</text:p>
      <text:p text:style-name="P1"><text:tab/><text:tab/><text:tab/>{</text:p>
      <text:p text:style-name="P1"><text:tab/><text:tab/><text:tab/><text:tab/>iMax = i;</text:p>
      <text:p text:style-name="P1"><text:tab/><text:tab/><text:tab/><text:tab/>max = nCitta[i];</text:p>
      <text:p text:style-name="P1"><text:tab/><text:tab/><text:tab/>}</text:p>
      <text:p text:style-name="P1"><text:tab/><text:tab/>}</text:p>
      <text:p text:style-name="P1"><text:soft-page-break/><text:tab/><text:tab/>return s[iMax].getCitta();</text:p>
      <text:p text:style-name="P1"><text:tab/>}</text:p>
      <text:p text:style-name="P1">}</text:p>
      <text:p text:style-name="P4">ES3</text:p>
      <text:p text:style-name="P3">CORRET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7:22:15.980255125</meta:creation-date>
    <dc:date>2023-02-19T17:26:08.114020737</dc:date>
    <meta:editing-duration>PT3M52S</meta:editing-duration>
    <meta:editing-cycles>1</meta:editing-cycles>
    <meta:document-statistic meta:table-count="0" meta:image-count="0" meta:object-count="0" meta:page-count="6" meta:paragraph-count="146" meta:word-count="384" meta:character-count="3095" meta:non-whitespace-character-count="2496"/>
    <meta:generator>LibreOffice/7.5.0.3$Linux_X86_64 LibreOffice_project/50$Build-3</meta:generator>
  </office:meta>
</office:document-meta>
</file>